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58034" officeooo:paragraph-rsid="00158034"/>
    </style:style>
    <style:style style:name="P2" style:family="paragraph" style:parent-style-name="Text_20_body">
      <style:text-properties officeooo:paragraph-rsid="001878d0"/>
    </style:style>
    <style:style style:name="P3" style:family="paragraph" style:parent-style-name="Heading_20_1">
      <style:text-properties officeooo:rsid="00158034" officeooo:paragraph-rsid="00158034"/>
    </style:style>
    <style:style style:name="P4" style:family="paragraph" style:parent-style-name="Heading_20_1">
      <style:text-properties officeooo:rsid="001878d0" officeooo:paragraph-rsid="001878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h text:style-name="P3" text:outline-level="1">Type</text:h>
      <text:p text:style-name="P1">x = 1 <text:s text:c="3"/># int</text:p>
      <text:p text:style-name="P1">y = 2.8 <text:s/># float</text:p>
      <text:p text:style-name="P1">z = 1j <text:s text:c="2"/># complex</text:p>
      <text:p text:style-name="P1">Int, or integer, is a whole number, positive or negative, without decimals, of unlimited length.</text:p>
      <text:p text:style-name="P1">Float, or "floating point number" is a number, positive or negative, containing one or more decimals.</text:p>
      <text:p text:style-name="P1"/>
      <text:p text:style-name="P1">Float can also be scientific numbers with an "e" to indicate the power of 10.</text:p>
      <text:p text:style-name="P1">x = 35e3</text:p>
      <text:p text:style-name="P1">y = 12E4</text:p>
      <text:p text:style-name="P1">z = -87.7e100</text:p>
      <text:p text:style-name="P1"/>
      <text:p text:style-name="P1"/>
      <text:p text:style-name="P1">Complex numbers are written with a "j" as the imaginary part:</text:p>
      <text:p text:style-name="P1">x = 3+5j</text:p>
      <text:p text:style-name="P1">y = 5j</text:p>
      <text:p text:style-name="P1">z = -5j</text:p>
      <text:h text:style-name="P4" text:outline-level="1">Casting</text:h>
      <text:p text:style-name="P2">There may be times when you want to specify a type on to a variable. This can be done with casting. Python is an object-orientated language, and as such it uses classes to define data types, including its primitive types.</text:p>
      <text:p text:style-name="P2"/>
      <text:p text:style-name="P2">Casting in python is therefore done using constructor functions:</text:p>
      <text:p text:style-name="P2"/>
      <text:p text:style-name="P2">int() - constructs an integer number from an integer literal, a float literal (by rounding down to the previous whole number), or a string literal (providing the string represents a whole number)</text:p>
      <text:p text:style-name="P2">float() - constructs a float number from an integer literal, a float literal or a string literal (providing <text:soft-page-break/>the string represents a float or an integer)</text:p>
      <text:p text:style-name="P2">str() - constructs a string from a wide variety of data types, including strings, integer literals and float literals.</text:p>
      <text:p text:style-name="P2"/>
      <text:p text:style-name="P2">Integers:</text:p>
      <text:p text:style-name="P2">x = int(1) <text:s text:c="2"/># x will be 1</text:p>
      <text:p text:style-name="P2">y = int(2.8) # y will be 2</text:p>
      <text:p text:style-name="P2">z = int("3") # z will be 3</text:p>
      <text:p text:style-name="P2"/>
      <text:p text:style-name="P2">Floats:</text:p>
      <text:p text:style-name="P2">x = float(1) <text:s text:c="4"/># x will be 1.0</text:p>
      <text:p text:style-name="P2">y = float(2.8) <text:s text:c="2"/># y will be 2.8</text:p>
      <text:p text:style-name="P2">z = float("3") <text:s text:c="2"/># z will be 3.0</text:p>
      <text:p text:style-name="P2">w = float("4.2") # w will be 4.2</text:p>
      <text:p text:style-name="P2"/>
      <text:p text:style-name="P2">Strings:</text:p>
      <text:p text:style-name="P2">x = str("s1") # x will be 's1'</text:p>
      <text:p text:style-name="P2">y = str(2) <text:s text:c="3"/># y will be '2'</text:p>
      <text:p text:style-name="P2">z = str(3.0) <text:s/># z will be '3.0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loco_20_de_20_Código" style:display-name="Bloco de Código" style:family="paragraph" style:auto-update="true" style:master-page-name="">
      <style:paragraph-properties style:page-number="auto">
        <style:tab-stops>
          <style:tab-stop style:position="0.0984in"/>
        </style:tab-stops>
      </style:paragraph-properties>
      <style:text-properties fo:font-size="11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6T22:50:55.752765312</meta:creation-date>
    <meta:editing-duration>PT8M22S</meta:editing-duration>
    <meta:editing-cycles>6</meta:editing-cycles>
    <meta:generator>LibreOffice/6.1.5.2$Linux_X86_64 LibreOffice_project/10$Build-2</meta:generator>
    <dc:date>2019-05-26T21:02:02.113935318</dc:date>
    <meta:document-statistic meta:table-count="0" meta:image-count="0" meta:object-count="0" meta:page-count="2" meta:paragraph-count="33" meta:word-count="301" meta:character-count="1514" meta:non-whitespace-character-count="1226"/>
  </office:meta>
</office:document-meta>
</file>